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IDFont+F1" svg:font-family="CIDFont+F1"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d1a5d" officeooo:paragraph-rsid="001d1a5d"/>
    </style:style>
    <style:style style:name="P2" style:family="paragraph" style:parent-style-name="Standard">
      <style:text-properties officeooo:rsid="001d1a5d" officeooo:paragraph-rsid="002d29b0"/>
    </style:style>
    <style:style style:name="P3" style:family="paragraph" style:parent-style-name="Standard">
      <style:text-properties officeooo:paragraph-rsid="001d1a5d"/>
    </style:style>
    <style:style style:name="P4" style:family="paragraph" style:parent-style-name="Standard">
      <style:text-properties officeooo:paragraph-rsid="001e0466"/>
    </style:style>
    <style:style style:name="P5" style:family="paragraph" style:parent-style-name="Standard">
      <style:text-properties officeooo:rsid="001e0466" officeooo:paragraph-rsid="001e0466"/>
    </style:style>
    <style:style style:name="P6" style:family="paragraph" style:parent-style-name="Standard">
      <style:text-properties officeooo:rsid="001e98fa" officeooo:paragraph-rsid="001e98fa"/>
    </style:style>
    <style:style style:name="P7" style:family="paragraph" style:parent-style-name="Standard">
      <style:text-properties officeooo:paragraph-rsid="001fdff5"/>
    </style:style>
    <style:style style:name="P8" style:family="paragraph" style:parent-style-name="Standard">
      <style:text-properties officeooo:paragraph-rsid="0025566d"/>
    </style:style>
    <style:style style:name="P9" style:family="paragraph" style:parent-style-name="Standard">
      <style:text-properties officeooo:rsid="0025566d" officeooo:paragraph-rsid="0025566d"/>
    </style:style>
    <style:style style:name="P10" style:family="paragraph" style:parent-style-name="Standard">
      <style:text-properties officeooo:rsid="0025566d" officeooo:paragraph-rsid="002867f7"/>
    </style:style>
    <style:style style:name="P11" style:family="paragraph" style:parent-style-name="Standard">
      <style:text-properties officeooo:paragraph-rsid="00297941"/>
    </style:style>
    <style:style style:name="P12" style:family="paragraph" style:parent-style-name="Standard">
      <style:text-properties officeooo:paragraph-rsid="002ac745"/>
    </style:style>
    <style:style style:name="P13" style:family="paragraph" style:parent-style-name="Standard">
      <style:text-properties officeooo:paragraph-rsid="002c1900"/>
    </style:style>
    <style:style style:name="P14" style:family="paragraph" style:parent-style-name="Standard">
      <style:text-properties officeooo:paragraph-rsid="002867f7"/>
    </style:style>
    <style:style style:name="P15" style:family="paragraph" style:parent-style-name="Standard">
      <style:text-properties officeooo:paragraph-rsid="002c331f"/>
    </style:style>
    <style:style style:name="P16" style:family="paragraph" style:parent-style-name="Standard">
      <style:text-properties officeooo:rsid="002d29b0" officeooo:paragraph-rsid="002d29b0"/>
    </style:style>
    <style:style style:name="P17" style:family="paragraph" style:parent-style-name="Standard">
      <style:text-properties fo:font-style="italic" officeooo:rsid="001e98fa" officeooo:paragraph-rsid="001e98fa" style:font-style-asian="italic" style:font-style-complex="italic"/>
    </style:style>
    <style:style style:name="P18" style:family="paragraph" style:parent-style-name="Standard">
      <style:text-properties fo:font-style="italic" officeooo:rsid="002f0439" officeooo:paragraph-rsid="002f0439" style:font-style-asian="italic" style:font-style-complex="italic"/>
    </style:style>
    <style:style style:name="P19" style:family="paragraph" style:parent-style-name="Standard">
      <style:text-properties fo:font-style="italic" officeooo:rsid="0035fb6f" officeooo:paragraph-rsid="0035fb6f" style:font-style-asian="italic" style:font-style-complex="italic"/>
    </style:style>
    <style:style style:name="P20" style:family="paragraph" style:parent-style-name="Standard">
      <style:text-properties officeooo:rsid="002f0439" officeooo:paragraph-rsid="002f0439"/>
    </style:style>
    <style:style style:name="P21" style:family="paragraph" style:parent-style-name="Standard">
      <style:text-properties officeooo:rsid="002f0439" officeooo:paragraph-rsid="0030cf43"/>
    </style:style>
    <style:style style:name="P22" style:family="paragraph" style:parent-style-name="Standard">
      <style:text-properties officeooo:rsid="002f0439" officeooo:paragraph-rsid="003485ca"/>
    </style:style>
    <style:style style:name="P23" style:family="paragraph" style:parent-style-name="Standard">
      <style:text-properties officeooo:rsid="00311157" officeooo:paragraph-rsid="00311157"/>
    </style:style>
    <style:style style:name="P24" style:family="paragraph" style:parent-style-name="Standard">
      <style:text-properties officeooo:rsid="003485ca" officeooo:paragraph-rsid="003485ca"/>
    </style:style>
    <style:style style:name="P25" style:family="paragraph" style:parent-style-name="Standard">
      <style:text-properties officeooo:rsid="0035384c" officeooo:paragraph-rsid="0035384c"/>
    </style:style>
    <style:style style:name="P26" style:family="paragraph" style:parent-style-name="Standard">
      <style:text-properties officeooo:rsid="0035384c" officeooo:paragraph-rsid="0035fb6f"/>
    </style:style>
    <style:style style:name="P27" style:family="paragraph" style:parent-style-name="Standard">
      <style:paragraph-properties fo:break-before="page"/>
      <style:text-properties officeooo:rsid="0035fb6f" officeooo:paragraph-rsid="0035fb6f"/>
    </style:style>
    <style:style style:name="P28" style:family="paragraph" style:parent-style-name="Standard">
      <style:text-properties officeooo:rsid="0035fb6f" officeooo:paragraph-rsid="0035fb6f"/>
    </style:style>
    <style:style style:name="P29" style:family="paragraph" style:parent-style-name="Standard">
      <style:text-properties officeooo:rsid="00376bed" officeooo:paragraph-rsid="00376bed"/>
    </style:style>
    <style:style style:name="P30" style:family="paragraph" style:parent-style-name="Standard">
      <style:paragraph-properties fo:break-before="page"/>
      <style:text-properties officeooo:rsid="00376bed" officeooo:paragraph-rsid="00376bed"/>
    </style:style>
    <style:style style:name="P31" style:family="paragraph" style:parent-style-name="Standard">
      <style:text-properties officeooo:paragraph-rsid="00376bed"/>
    </style:style>
    <style:style style:name="T1" style:family="text">
      <style:text-properties officeooo:rsid="001d1a5d"/>
    </style:style>
    <style:style style:name="T2" style:family="text">
      <style:text-properties officeooo:rsid="001e0466"/>
    </style:style>
    <style:style style:name="T3" style:family="text">
      <style:text-properties officeooo:rsid="001fdff5"/>
    </style:style>
    <style:style style:name="T4" style:family="text">
      <style:text-properties officeooo:rsid="0021bb6f"/>
    </style:style>
    <style:style style:name="T5" style:family="text">
      <style:text-properties officeooo:rsid="0025566d"/>
    </style:style>
    <style:style style:name="T6" style:family="text">
      <style:text-properties fo:background-color="transparent" loext:char-shading-value="0"/>
    </style:style>
    <style:style style:name="T7" style:family="text">
      <style:text-properties officeooo:rsid="0026e6c7" fo:background-color="transparent" loext:char-shading-value="0"/>
    </style:style>
    <style:style style:name="T8" style:family="text">
      <style:text-properties officeooo:rsid="002867f7"/>
    </style:style>
    <style:style style:name="T9" style:family="text">
      <style:text-properties officeooo:rsid="00297941"/>
    </style:style>
    <style:style style:name="T10" style:family="text">
      <style:text-properties officeooo:rsid="0029e63f"/>
    </style:style>
    <style:style style:name="T11" style:family="text">
      <style:text-properties officeooo:rsid="002ac745"/>
    </style:style>
    <style:style style:name="T12" style:family="text">
      <style:text-properties officeooo:rsid="002b6ad6"/>
    </style:style>
    <style:style style:name="T13" style:family="text">
      <style:text-properties officeooo:rsid="002c1900"/>
    </style:style>
    <style:style style:name="T14" style:family="text">
      <style:text-properties officeooo:rsid="002c331f"/>
    </style:style>
    <style:style style:name="T15" style:family="text">
      <style:text-properties officeooo:rsid="002d29b0"/>
    </style:style>
    <style:style style:name="T16" style:family="text">
      <style:text-properties officeooo:rsid="002f0439"/>
    </style:style>
    <style:style style:name="T17" style:family="text">
      <style:text-properties officeooo:rsid="0030cf43"/>
    </style:style>
    <style:style style:name="T18" style:family="text">
      <style:text-properties officeooo:rsid="003485ca"/>
    </style:style>
    <style:style style:name="T19" style:family="text">
      <style:text-properties officeooo:rsid="0035fb6f"/>
    </style:style>
    <style:style style:name="T20" style:family="text">
      <style:text-properties fo:font-style="italic" style:font-style-asian="italic" style:font-style-complex="italic"/>
    </style:style>
    <style:style style:name="T21" style:family="text">
      <style:text-properties fo:font-weight="bold" style:font-weight-asian="bold" style:font-weight-complex="bold"/>
    </style:style>
    <style:style style:name="T22" style:family="text">
      <style:text-properties style:font-name="CIDFont+F1" fo:font-style="italic" style:font-style-asian="italic" style:font-style-complex="italic"/>
    </style:style>
    <style:style style:name="T23" style:family="text">
      <style:text-properties fo:color="#000000" loext:opacity="100%" style:font-name="CIDFont+F1" fo:font-size="12pt" fo:font-style="normal" fo:font-weight="normal" style:font-size-asian="12pt" style:font-style-asian="normal" style:font-weight-asian="normal"/>
    </style:style>
    <style:style style:name="T24" style:family="text">
      <style:text-properties fo:color="#000000" loext:opacity="100%" style:font-name="CIDFont+F1" fo:font-size="12pt" fo:font-style="normal" fo:font-weight="normal" officeooo:rsid="00376bed" style:font-size-asian="12pt" style:font-style-asian="normal" style:font-weight-asian="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AGE DE GARDE</text:p>
      <text:p text:style-name="P6"/>
      <text:p text:style-name="P6">REMERCIEMENTS</text:p>
      <text:p text:style-name="P6"/>
      <text:p text:style-name="P6">SOMMAIRE</text:p>
      <text:p text:style-name="P1"/>
      <text:p text:style-name="P1">INTRODUCTION : MISE EN CONTEXTE</text:p>
      <text:p text:style-name="P1"/>
      <text:p text:style-name="P1">La production d’animation 3D, <text:span text:style-name="T3">à destination du cinéma, de la publicité, ou du jeu vidéo,</text:span> est un<text:span text:style-name="T3">e</text:span> tâche longue et coûteuse. Actuellement, l’étape la plus chronophage <text:span text:style-name="T3">de la production </text:span>est celle de l’animation, <text:span text:style-name="T3">lors de laquelle</text:span> des animateurs qualifiés décrivent le mouvement des éléments des scènes au cours du temps. Cette étape <text:span text:style-name="T3">se place </text:span>après l’écriture du scénario, le design des personnages, objets et décors, <text:span text:style-name="T3">ainsi que</text:span> la mise en place des squelettes des éléments à animer, et avant la mise en place des lumières, le rendu <text:span text:style-name="T3">des images</text:span>, <text:span text:style-name="T3">ainsi que</text:span> la composition <text:span text:style-name="T3">finale </text:span>des couleurs. Elle s’inscrit donc au cœur d’un processus complexe, <text:span text:style-name="T3">et agit comme un goulot d’étranglement lors de la production. O</text:span>ptimiser son déroulement représente<text:span text:style-name="T3">rait</text:span> <text:span text:style-name="T3">ainsi </text:span>un gain <text:span text:style-name="T3">significatif</text:span>.</text:p>
      <text:p text:style-name="P1"/>
      <text:p text:style-name="P1">[schéma d’un pipeline d’anim 3D]</text:p>
      <text:p text:style-name="P1"/>
      <text:p text:style-name="P1">Lors de l’animation d’une scène 3D, l’animateur défini les « courbes d’animation », qui décrivent la variation de chacun des degrés de liberté des « contrôleurs » (les éléments du squelette) des objets et personnages au cours du temps. Cette définition est faite de façon itérative, en commençant généralement par la mise en place de poses clé, c’est à dire la définition de la valeur de chaque contrôleur à un instant précis. Puis, des poses intermédiaires sont créées, afin de perfectionner l’interpolation jusqu’à obtenir le résultat voulu.</text:p>
      <text:p text:style-name="P1"/>
      <text:p text:style-name="P1">[ les différentes versions d’une courbe d’anim : keypose + step, premier « spline », polish]</text:p>
      <text:p text:style-name="P1"/>
      <text:p text:style-name="P1">A chaque étape, l’animateur fait valider son animation par un superviseur, car plus l’animation est détaillée, plus un changement de direction deviendrait difficile. Ces séances de revue de l’animation sont aussi l’occasion de discuter des ajouts à apporter pour la version suivante. Au cours de ces sessions, le superviseur peut demander des modifications, afin d’affiner l’animation dans le temps (notions de rythme) ou dans l’espace (lisibilité des poses). Ces modifications sont généralement exprimées par de simples gestes de mimétisme effectuées sur l'animation en cours, ainsi que des bruitages, et transmettent une notion de haut niveau des modifications que l'animateur doit interpréter et mettre en œuvre.</text:p>
      <text:p text:style-name="P3"><text:line-break/>Alors qu'un grand nombre de travaux de recherche en graphisme se sont concentrés sur la génération d'animations à partir de zéro, généralement en utilisant la capture de mouvement (MOCAP) ou via une simulation basée sur la physique, l'utilisation de sessions de révision pour modifier automatiquement une animation existante reste largement négligée. <text:line-break/>En effet, l'analyse de telles sessions de révision pour calculer une modification appropriée de la courbe d'animation est un problème difficile. Chaque superviseur ou animation peut avoir sa propre façon d'exprimer la modification qu'il souhaite en utilisant ses gestes <text:span text:style-name="T1">et ses bruitages</text:span>.<text:line-break/><text:line-break/>Nous ne pouvons donc pas nous contenter de nous appuyer sur des modèles de gestes <text:span text:style-name="T1">et sons</text:span> prédéfinis ou sur des bases de données existantes à partir desquelles la correspondance entre le geste <text:span text:style-name="T1">ou le son </text:span>et la modification pourrait être apprise. En outre, la modification appliquée à l'animation doit toujours préserver l<text:span text:style-name="T1">e qualités</text:span> de l'animation 3D à représenter.</text:p>
      <text:p text:style-name="P3"/>
      <text:p text:style-name="P4"><text:soft-page-break/><text:span text:style-name="T1">C’est dans le cadre de cette problématique très large, qui fera aussi l’objet d’une thèse, que s’est inscrit ce stage. Afin de mener à terme un projet, il a été décidée, conjointement avec mon tuteur, de se limiter aux modifications exprimées par des gestes, afin de s’épargner les difficultés liées à l’analyse de signaux sonores.</text:span></text:p>
      <text:p text:style-name="P4"/>
      <text:p text:style-name="P2">INTRODUCTION : <text:span text:style-name="T15">MON STAGE</text:span></text:p>
      <text:p text:style-name="P2"/>
      <text:p text:style-name="P16"><text:tab/></text:p>
      <text:p text:style-name="P16"/>
      <text:p text:style-name="P4"/>
      <text:p text:style-name="P7"><text:span text:style-name="T2">ÉTAT DE L’ART</text:span></text:p>
      <text:p text:style-name="P7"/>
      <text:p text:style-name="P8"><text:span text:style-name="T4">(on garde celle de pascal mais en détaillant plus les publis de mon diapo + ajouter les bonnes images)</text:span></text:p>
      <text:p text:style-name="P11"><text:line-break/>Différentes approches ont été proposées dans la recherche pour synthétiser l'animation à partir d'entrées humaines, à commencer par la capture de mouvement classique (MOCAP) \cite{gleicher1999animation, sharma2019use} fournissant une correspondance 1 à 1 entre le capteur et l'articulation du personnage. Ces méthodes, telles que \textit{Layered acting} \cite{dontcheva2003layered}, \textit{Kin{\^E}tre} \cite{chen2012kinetre}, <text:span text:style-name="T9">et \textit{Creature Features} \cite{seol2013creature}</text:span>, visent à fournir une correspondance directe entre les mouvements de l'animateur et les articulations du personnage. <text:span text:style-name="T5">Pour ce type de dispositif, l’animateur prend donc la peau du personnage à animer, ce qui induit des restrictions sur la morphologie des personnages qu’il est possible d’animer, ainsi que sur la difficulté de la gymnastique des animations voulues. Dans le cas de \textit{Layered acting}, cette restriction sur la morphologie est mitigée par un système de couplage entre les différents éléments du squelette du personnage, et les différents degrés de liberté du mime; ainsi, il est possible de modifier l’animation des huit pattes d’une araignée d’un seul geste. Ce système se base sur un calcul de corrélation indépendant du déphasage temporel. Dans le cas de \textit{Kin{\^E}tre}, les personnages sont dépourvus de squelette, et un graphe de déformation du maillage est créé à la volée puis «attaché» à l’animateur, de sorte que tout mouvement de l’animateur se répercute sur le personnage. Il est ainsi possible d’animer des objets arbitraires, tels que des chaises ou des armoires; cependant, la morphologie humaine ne permettant pas de mimer correctement un quadrupède, il faudra s’y mettre à deux pour animer une course de cheval. </text:span><text:span text:style-name="T9">Enfin, dans le cas de \textit{Creature Features}, l’animation se base sur l’existence d’une banque d’animation unitaires préexistantes, associés à des mimes spécifiques; le couplage du nouveau mime avec des mimes connus permet ensuite de synthétiser l’animation désirée grâce à la banque. </text:span><text:span text:style-name="T10">Cette approche permet donc d’animer n’importe quel personnage disposant d’une banque, mais pour une variété de gestes limités par le contenu de la banque.</text:span></text:p>
      <text:p text:style-name="P12"><text:span text:style-name="T5"><text:s/>Ces méthodes, </text:span><text:span text:style-name="T11">bien que se</text:span><text:span text:style-name="T5"> </text:span><text:span text:style-name="T9">concentr</text:span><text:span text:style-name="T11">ant</text:span><text:span text:style-name="T9"> plus sur la création d’animation que sur la modification, </text:span><text:span text:style-name="T5">proposent des approches intéressantes; </text:span><text:span text:style-name="T11">cependant, elles </text:span><text:span text:style-name="T5">comport</text:span><text:span text:style-name="T9">ent </text:span><text:span text:style-name="T5">des restrictions rédhibitoires dans le cadre de notre projet, qui vise à modifier des animations au degré de liberté arbitraire sur des objets et personnages de morphologie arbitraire, sans nécessiter </text:span><text:span text:style-name="T9">de</text:span><text:span text:style-name="T5"> mime</text:span><text:span text:style-name="T10">r l’animation voulue</text:span><text:span text:style-name="T5">.</text:span></text:p>
      <text:p text:style-name="P12"/>
      <text:p text:style-name="P12">Des techniques telles que celles présentées dans \textit{Time-Tunnel} \cite{zhou2024timetunnel}, \textit{TimeTunnel Live} \cite{DBLP:conf/chi/ZhouPKPLUKFA24}, et \textit{Reframe} \cite{zhou2024reframe}, <text:span text:style-name="T11">se concentrent sur la modification d’animation déjà créées, via motion capture </text:span><text:span text:style-name="T12">dans le cas de \texit{Reframe}</text:span><text:span text:style-name="T11">. La modification est rendu possible par la création d’une interface en réalité virtuelle, se basant sur des gestes précis permettant l’édition spatial</text:span><text:span text:style-name="T13">e</text:span><text:span text:style-name="T11"> et temporel</text:span><text:span text:style-name="T13">le</text:span><text:span text:style-name="T11"> de l’animation. Ces approches s’éloignent de notre objectif, car elles ne voient pas les gestes comme des indications de haut niveau mais plutôt comme des outils de manipulation direct</text:span><text:span text:style-name="T13">e</text:span><text:span text:style-name="T11"> des poses et du rythme.</text:span></text:p>
      <text:p text:style-name="P8"><text:soft-page-break/></text:p>
      <text:p text:style-name="P9">[image de LayeredActing, image de KinEtre]</text:p>
      <text:p text:style-name="P8"/>
      <text:p text:style-name="P13"><text:span text:style-name="T13">Certaines approches, telles que \textit{HandAvatar} \cite{jiang2023handavatar} et \textit{AgileFingers} \cite{lin2024agilefingers}, se basent spécifiquement sur des gestes et poses des mains pour synthétiser des animations complexes. Elles proposent des couplages entre les différentes parties des mains et des doigts, et les articulations des personnages à animer ; puis, le geste de l’utilisateur est transmis au personnage par des méthodes d’optimisation. </text:span>Les approches plus générales de cartographie des gestes comprennent des travaux tels que \textit{MagicalHands} \cite{Arora2019MagicalHandsMH} et \textit{Spatial Motion Doodles} cite{Garcia2019SpatialMD}. \textit{MagicalHands} fournit un système polyvalent pour la cartographie gestuelle, <text:span text:style-name="T5">en proposant une taxonomie complète des gestes, des actions et des effets voulus suite à un sondage auprès de professionnels. Leur système, dédié à la VR, n’impose pas de mimer directement les degré de liberté d’un contrôleur, contrairement aux systèmes de Motion Capture; au contraire, il encourage des modifications générales d’amplitude spatiale ou de temporalité. Ce degré de généralité s’accompagne cependant d’une perte en finesse, comme le prouvent les animations effectuées via ce système. Dans le contexte d’une production réelle de qualité professionnelle, \textit{MagicalHands} saurait se montrer utile pour l’animation de phénomènes physiques – cônes de fumées, nuages, etc – mais peinerait probablement pour l’animation de personnages. \textit{Spatial Motion Doodles} offre un moyen intuitif de créer des animations par le biais du motion doodling, permettant aux animateurs de dessiner des trajectoires que les personnages suivront. Dans cette approche, il s’agit de combiner des animations unitaires existantes – saut, marche, course dans l’exemple de la publication – afin de synthétiser l’animation désirée par l’animateur, que ce soit en terme de trajectoire, de rythme ou de poids. Ces propriétés sont maintenues grâce à un système de classification des qualités voulues, mis en regard avec certaines propriétés mesurables du geste telles que la courbure, la torsion, etc. Ce système ne s’applique donc pas à tous les scénario, puisqu’il s’appuie sur une banque d’animations créée au préalable. </text:span></text:p>
      <text:p text:style-name="P8"/>
      <text:p text:style-name="P10">[image de <text:span text:style-name="T8">Magicalhands</text:span>, image de <text:span text:style-name="T8">SpatialMotionDoodles</text:span>]</text:p>
      <text:p text:style-name="P8"/>
      <text:p text:style-name="P13">Une autre approche consiste à utiliser des <text:span text:style-name="T13">tracés</text:span> dessinés, comme le montre \textit{Space-time sketching} \cite{guay2015space}, qui permet aux animateurs de dessiner des trajectoires de mouvement directement sur la ligne de temps de l'animation. <text:span text:style-name="T5">En s’appuyant sur la notion de ligne d’action – une ligne permettant à elle seule de caractériser l’énergie et l’intention d’une pose – bien connue des animateurs, \textit{Space-time sketching} propose la ligne d’action dynamique, une évolution dans le temps de la ligne d’animation permettant de synthétiser une animation complète à l’aide de quelques traits. En l’état, cette approche ne permet d’animer que des monopèdes ou des animaux volants, mais l’ajout de lignes d’actions secondaires permettrait d’étendre cette limite à des personnages plus complexes. Par ailleurs, elle dégage trois axes de mouvements majeurs: le chemin, où tout le corps suit le même tracé, le rebond, caractérisé par des points critiques, et la roulade, qui présente une boucle; elle est donc difficile à appliquer à des mouvements arbitrairement complexes, qui ne peuvent pas toujours être vus comme des combinaisons de ces trois axes. </text:span><text:span text:style-name="T13">Se basant sur cette technique, et allant plus loin, <text:s/>Sket\-chi\-Mo \cite{choi2016sketchimo} propose de modifier des animations existantes grâce aux lignes d’actions, et élargit le champ des possibles aux bipèdes faisant par exemple des mouvements de danse ou du parcours d’obstacle, le tout en maintenant une animation de qualité. \textit{tangent-space optimization for interactive animation control} \cite{DBLP:journals/tog/CicconeOS19}, lui, se base sur les trajectoires et courbes du mouvements pour proposer une technique de modification d’animation simplifiant l’interface classique, qui découple l’espace et le temps.</text:span></text:p>
      <text:p text:style-name="P13"><text:span text:style-name="T8">Par ailleurs, </text:span>\textit{Authoring Motion Cycles} \cite{ciccone2017authoring} se concentre sur la création de nouvelles séquences de mouvement en définissant des <text:span text:style-name="T5">cycles, c’est à dire des </text:span><text:soft-page-break/><text:span text:style-name="T5">animations qui peuvent être jouées en boucle sans à-coup. En se basant sur <text:s/>la performance répétée du mouvement cyclique via </text:span><text:span text:style-name="T13">du dessin à la</text:span><text:span text:style-name="T5"> souris, <text:s/>\textit{Authoring Motion Cycles} propose une méthode d’alignement entre les itérations permettant de synthétiser un cycle moyen non bruité. \textit{Authoring Motion Cycles} va ensuite plus loin en proposant un outil de visualisation et de modification des cycles intégrable dans un logiciel tierce, permettant la manipulation spatiale et temporelle des cycles. Il s’agit donc de </text:span><text:span text:style-name="T13">dessins</text:span><text:span text:style-name="T5"> explicites, dépourvus d’interprétation de haut niveau, permettant la synthèse et la modification d’animations arbitrairement complexes sur des personnages de morphologie arbitraire, le tout avec un contrôle d’une finesse remarquable. </text:span><text:span text:style-name="T13">Aussi basées sur les performances des animateurs, les travaux de Terra et Metoyer \cite{terra2004performance,terra2007performance} et \textit{Dragimation} \cite{walther2012dragimation} synchronisent l’animation de poses clés avec un dessin fait à la volée. Leurs approches consistent à utiliser le tracé comme une indication de rythme, mais à conserver les trajectoires existantes, ce qui permet de maintenir un niveau de qualité; elles sont proches de ce que nous désirons effectuer via des gestes, mais choisissent des méthodes rapides afin de maintenir un temps de réponse interactif,</text:span><text:span text:style-name="T7"> là où nous nous permettrons des méthodes plus gourmandes. </text:span></text:p>
      <text:p text:style-name="P13"><text:span text:style-name="T13">Aussi basé sur des esquisses,</text:span><text:span text:style-name="T5"> </text:span>textit{Monster Mash} \cite{dvorovzvnak2020monster} permet de créer de nouve<text:span text:style-name="T5">aux personnages ainsi que leurs</text:span> animations par le biais <text:span text:style-name="T5">de dessins. Dans cette approche entièrement autonome, des objets 3D sont gonflés à partir de dessin explicitant des plans de profondeur, puis, sans squelette d’animation, animés à l’aide de points de contrôle directement à la surface de la forme. L’approche autorise des objets ayant une géométrie arbitraire, mais pose une restriction sur les animations, qui ne doivent pas altérer l’ordre des différents plans: une patte suitées derrière le corps ne pourra pas passer devant. Il s’agit donc d’animation planaires.</text:span></text:p>
      <text:p text:style-name="P8"/>
      <text:p text:style-name="P14"><text:span text:style-name="T5">[image de </text:span><text:span text:style-name="T8">SpaceTimeSketching</text:span><text:span text:style-name="T5">, image de </text:span><text:span text:style-name="T8">AuthoringMotionCycles, image de MonsterMash</text:span><text:span text:style-name="T5">]</text:span></text:p>
      <text:p text:style-name="P14"/>
      <text:p text:style-name="P15"><text:span text:style-name="T13">Enfin, l’intelligence artificielle </text:span><text:span text:style-name="T14">a dernièrement ouvert la porte à une nouvelle vague d’approches. </text:span>Les progrès récents en matière d'apprentissage profond et de réalité virtuelle ont encore repoussé les limites de la synthèse et de l'édition d'animations. Le logiciel \textit{PlayAbility}, par exemple, utilise des gestes faciaux pour contrôler des scènes virtuelles dans les jeux vidéo, en particulier pour les utilisateurs handicapés. <text:span text:style-name="T13">\textit{</text:span>Generating smooth human motion from sparse tracking inputs using diffusion models<text:span text:style-name="T13">}</text:span> \cite{DBLP:conf/cvpr/DuKPSTS23} montre comment l'IA peut combler les lacunes dans les données de capture de mouvement, créant des animations réalistes même à partir d'entrées limitées.<text:span text:style-name="T7"> </text:span>L'exploration de la synthèse et de l'édition d'images multimodales à l'aide de l'IA générative \cite{DBLP:journals/pami/ZhanYWZLLKTX23} démontre le potentiel de la combinaison de l'IA avec les techniques d'animation tr<text:span text:style-name="T6">aditionnelles pour obtenir des animations réalistes. Cependant, ces méthodes s'appuient souvent sur des gestes prédéfinis ou des bases de données étendues pour l'apprentissage, ce qui limite leur adaptabilité aux entrées uniques de l'utilisateur.</text:span><text:line-break/></text:p>
      <text:p text:style-name="P8">Au-delà des gestes <text:span text:style-name="T14">et des dessins</text:span>, les entrées sonores ont également été étudiées en relation avec l'animation de personnages via le langage naturel pour la synchronisation labiale \cite{zhou2018visemenet}, ou la musique pour les personnages dansants \cite{kim2003rhythmic, li2021ai}.<text:line-break/></text:p>
      <text:p text:style-name="P5">CHAPITRE 1 : FOCUS SUR LES IMPULSIONS (article)</text:p>
      <text:p text:style-name="P4"><text:line-break/><text:span text:style-name="T2">Bout d’intro restant :</text:span></text:p>
      <text:p text:style-name="P4">Dans ce travail, nous considérons le cas d'une animation 3D présentant des événements clés à un moment précis, que nous appellerons \emph{animation basée sur des impulsions}. Ces animations comprennent, par exemple, des sphères qui rebondissent sur les murs, des feux d'artifice qui sont lancés et qui explosent, ou des personnages qui marchent et dont les pieds touchent le sol à des <text:soft-page-break/>moments précis. Nous proposons ensuite une méthode capable de calculer automatiquement le recalage d'une telle animation à partir d'une vidéo enregistrée du geste, tout en s'adaptant de manière transparente à différents types d'individus et/ou de gestes, pour autant qu'ils véhiculent la notion sous-jacente de telles impulsions.<text:line-break/><text:line-break/>Nous considérons le processus suivant. Dans un premier temps, l'utilisateur s'enregistre en vidéo en train d'effectuer des gestes initialement synchronisés avec l'animation 3D préexistante. Dans un deuxième temps, l'utilisateur enregistre une autre vidéo en effectuant des gestes similaires avec des synchronisations différentes. Notre objectif est de calculer automatiquement une animation 3D modifiée qui correspond à la nouvelle synchronisation proposée dans la deuxième vidéo.<text:line-break/></text:p>
      <text:p text:style-name="Standard">La principale contribution technique de notre approche est de proposer une méthode robuste capable de trouver une correspondance optimale entre les impulsions exprimées dans les deux vidéos enregistrées du geste de l'utilisateur. Cette correspondance doit prendre en compte l'ordre séquentiel des impulsions, tout en étant indépendante du type de geste et du nombre d'impulsions. Pour cela, nous proposons de nous appuyer sur la notion de time warping dynamique permettant d'exprimer une correspondance optimale entre les deux séquences.<text:line-break/>Une fois la correspondance trouvée, nous proposons une méthode de recalage dédiée qui préserve la sémantique de l'animation 3D initiale. Nous présentons notre méthode sur un ensemble de formes modifiées à l'aide d'un geste à une main ou à deux mains.<text:line-break/></text:p>
      <text:p text:style-name="P5">CHAPITRE 2 : EXTENSIONS</text:p>
      <text:p text:style-name="P5"/>
      <text:p text:style-name="P5">1. Autres mouvements</text:p>
      <text:p text:style-name="P5"/>
      <text:p text:style-name="P5">2. Contexte et contraintes industrielles</text:p>
      <text:p text:style-name="P5"/>
      <text:p text:style-name="P5">CONCLUSION</text:p>
      <text:p text:style-name="P5"/>
      <text:p text:style-name="P6">BIBLIOGRAPHIE</text:p>
      <text:p text:style-name="P5"/>
      <text:p text:style-name="P6">(ANNEXES)</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19"><text:soft-page-break/>Chapitre 3 : Method Overview</text:p>
      <text:p text:style-name="P17"/>
      <text:p text:style-name="P17">Suggestion only ! :p J'aurais ajouté dans ton chapitre Method un paragraphe spécial dédié à la notion de \textit{sémantique}, à la fin, après ton overview sur ton pipeline avec le flux optique et le mathcing de courbes. Mais avec une approche au niveau d'un animateur : qu'est-ce que c'est, pourquoi c'est important, etc... En fait plus généralement, on ne souhaite pas uniquement matcher des courbes, mais conserver l'intention de l'animateur, spécialiste/expert pour donner la vie (magie) à un personnage ou une animation. L'importance du timing, des normales, etc... Tu dois connaître les "12 principes de base de l'animation" fait par des gens de Disney (il doit y avoir un moyen de le citer ?). <text:line-break/>Par exemple, une image de l'effet d'une normale sur une animation de balle ? Comme ça, ça te permet de mieux justifier tes résultats à la fin du rapport sur la sémantique, et mieux introduire cette section technique. En gros, pourquoi on veut conserver la sémantique (pour l'animateur). <text:line-break/>}<text:line-break/>Comme ça, tu pourrais éventuellement commencer cette section par une phrase au niveau, moins technique (plus \textit{art et sciences}), du type: "On présente ici notre approche pour conserver la sémantique des courbes d'animation, afin de conserver le plus possible l'intention originale de l'animateur. On s'intéresse plus particulièrement aux normales, une feature essentielle pour caractériser les animations (voir les "12 principes de base de l'animation"), etc.</text:p>
      <text:p text:style-name="P17"/>
      <text:p text:style-name="P18">Section : Video Processing</text:p>
      <text:p text:style-name="P6"/>
      <text:p text:style-name="P16">Section : vision artistique</text:p>
      <text:p text:style-name="P16"/>
      <text:p text:style-name="P16">Comme évoqué plus tôt, le travail de l’animateur s’inscrit dans un processus créatif long, qui demande un haut degré d’anticipation. Toute animation est donc précédée d’une discussion sur les contraintes – script, décor, durée du shot – ainsi que sur les intentions – énergie du shot et émotion des personnages notamment. D’un point de vue théâtral, chaque scène fait partie d’un acte ; chaque scène doit apporter quelque chose à l’œuvre, comme faire avancer l’intrigue, ou permettre au spectateur de respirer. Qu’est ce que le spectateur doit comprendre ou apprendre grâce à cette scène ? Où doit-il regarder ? Toutes ces questions doivent être posées avant de dessiner l’animation.</text:p>
      <text:p text:style-name="P16">En plus de tout cela, l’animation elle-même devra être de qualité : lisible, plausible, agréable à regarder, bref, vivante. Tout cela vient de l’expertise de l’animateur, qui, par la description minutieuse de chaque courbe, va venir insuffler l’illusion de la vie dans la machine. Il va notamment garder en tête certaines règles générales, appelées les 12 principes de l’animation, qui fournissent des outils pour la création d’animation vivantes. Bien que datant de l’ère de l’animation dessinée à la main, ces principes sont encore extrêmement utiles et respecté aujourd’hui pour l’animation par ordinateur. Parmi eux, on retrouve par exemple l’anticipation, le stretch and squash, les arcs, et bien d’autres.</text:p>
      <text:p text:style-name="P16"/>
      <text:p text:style-name="P16"><text:span text:style-name="T16">Notre but étant de mettre à profit des indices gestuels d’experts pour modifier des animations existantes de qualité,</text:span> la préservation de ces principes, et a fortiori de la vie de l’animation, devront être le sujet d’une attention particulière. Il ne s’agit pas seulement de mettre en correspondance des courbes et d’appliquer des warping temporels ; il s’agira aussi de préserver les choix et l’intention de l’animateur pour chaque courbe, afin d’être certain que ce qui les habite, qu’on appellera par la suite « sémantique », a été conservé. </text:p>
      <text:p text:style-name="P16"/>
      <text:p text:style-name="P16"/>
      <text:p text:style-name="P16"/>
      <text:p text:style-name="P16"/>
      <text:p text:style-name="P16"/>
      <text:p text:style-name="P16"/>
      <text:p text:style-name="P16"><text:soft-page-break/></text:p>
      <text:p text:style-name="P16"/>
      <text:p text:style-name="P20">Chap 5 : sémantique</text:p>
      <text:p text:style-name="P20"/>
      <text:p text:style-name="P20"/>
      <text:p text:style-name="P21"><text:span text:style-name="T17">Dans cette section, o</text:span>n pr<text:span text:style-name="T17">é</text:span>sente notre approche pour 'appliquer le retiming afin de générer l'animation résultante \(C^\out\N) <text:span text:style-name="T17">tout en </text:span>conserv<text:span text:style-name="T17">ant</text:span> la s<text:span text:style-name="T17">é</text:span>mantique des courbes d’animation, afin de <text:span text:style-name="T17">préserver</text:span> le plus possible l’intention originale de l’animateur. <text:span text:style-name="T17">On va plus particulièrement s’intéresser au traitement des dérivées, qui dictent l’interpolation faite entre les clés et joue donc énormément sur la dynamique de l’animation. Ces dérivées impactent plusieurs des 12 principes de l’animation, comme notamment l’ease in/ease out, et plus généralement ce que les animateurs appellent le « spacing », un concept fondamental en animation. </text:span></text:p>
      <text:p text:style-name="P20"><text:line-break/>Considérons les heures de pointe \((x_{i^\star},y_{i^\star})\) introduites précédemment, qui représentent les impulsions gestuelles correspondantes.</text:p>
      <text:p text:style-name="P27">Chapitre 6 : Other Ideas</text:p>
      <text:p text:style-name="P23"/>
      <text:p text:style-name="P23">Lors d’une session de revue, le superviseur exprime par des gestes intuitifs les modifications devant être apportés à une animation. Ces gestes peuvent exprimer des notions d’amplitude, de timing, et bien d’autres ; ils peuvent s’appliquer à tout ou partie de l’animation, que ce soit dans le temps – reprendre seulement un sous-set de frames – ou dans l’espace – n’affecter que certains objets dans la scène, voir seulement certains attributs de ces objets. Toutes ces possibilités rendent nos tâche complexe. Dans cette section, on va exposer les différents éléments de réflexion évoqués lors du stage et permettant de répondre à certaines ces interrogations.</text:p>
      <text:p text:style-name="P23"/>
      <text:p text:style-name="P23">I. Correlation entre geste et animation</text:p>
      <text:p text:style-name="P23"/>
      <text:p text:style-name="P23">La question de l’analyse du geste pose, entre autres, les deux questions suivantes :</text:p>
      <text:p text:style-name="P23"/>
      <text:p text:style-name="P23">(1) Quelles données doivent être extraites du geste pour le comprendre ? Position, vitesse, accélération, autres ? Et lorsqu’il y a deux mains ?</text:p>
      <text:p text:style-name="P23">(2) A quelles courbes de la scène se rapporte le geste ? Tout un corps, un seul membre, en position, en rotation ?</text:p>
      <text:p text:style-name="P23"/>
      <text:p text:style-name="P24">La première signifie qu’il faut être en mesure d’extraire de la vidéo du geste divers descripteurs fonction du temps, comme la position de chaque main, leur écart, leur vitesse, leur accélération, ou bien d’autres, et en capacité de choisir lesquels sont pertinents. Dans le cas où il y en a plusieurs se posent la question de la façon de les fusionner pour n’avoir au final qu’un signal clé.</text:p>
      <text:p text:style-name="P24"/>
      <text:p text:style-name="P24">La seconde signifie extraire de la scène 3D toutes les courbes d’animation, c’est à dire chaque attribut – position, rotation, mise à l’échelle, etc – de chaque contrôleur – deuxième phalange de l’index droit, <text:s/>cheville, comissure gauche – de chaque personnage ou objet. Puis, pour chacune de ces courbes, en calculer ici aussi des descripteurs fonction du temps : derivée, dérivée seconde, ou autres. Et enfin, comparer tout cela au geste pour déterminer quelles courbes doivent être modifiées, et de quelle manière – amplitude, timing, spacing, etc.</text:p>
      <text:p text:style-name="P24"/>
      <text:p text:style-name="P24">La difficulté de cette méthode est qu’elle demande de comparer des signaux temporels provenant d’espaces différents – geste, animation – mais dorénavant vivant dans un même espace commun de descripteurs, afin de déterminer leur pertinence.</text:p>
      <text:p text:style-name="P24"/>
      <text:p text:style-name="P24">L’outil de base de comparaison de signaux temporels est la distance au sens mathématique : on pourrait calculer, pour chaque paire de signaux, la moyenne de leur différence terme à terme.</text:p>
      <text:p text:style-name="P24"/>
      <text:p text:style-name="P24">[eq : d(si, rj) = 1/DT * S_t |s_i(t)-r_j(t)| ]</text:p>
      <text:p text:style-name="P24"/>
      <text:p text:style-name="P24">Cependant, une telle mesure est très peu robuste au bruit. On pourrait, pour pallier à ce constat, interpréter nos signaux comme la réalisation de variables aléatoires, et calculer leur coefficient de corrélation :</text:p>
      <text:p text:style-name="P24"/>
      <text:p text:style-name="P24">[eq rho(si, rj) = E(SiRj) – E(Si)E(Rj)]</text:p>
      <text:p text:style-name="P24"/>
      <text:p text:style-name="P22">Ce coefficient <text:span text:style-name="T18">varie </text:span>entre -1 et 1 et quantifie la quantité d'information qu'une valeur sur un des signaux fournit sur la valeur de l'autre signal. 0 signifie que les deux signaux sont indépendants.<text:line-break/></text:p>
      <text:p text:style-name="P24">Dans notre cas, nous nous sommes rendu compte après quelques expériences que<text:span text:style-name="T16"> les valeurs de $\rho$ étaient difficilement interprétables et extrêmement variables en situations réelles. De plus, </text:span>étant donné <text:span text:style-name="T16">qu'on voulait pouvoir éditer par des gestes impulsionnels n'importe quelle courbe </text:span><text:soft-page-break/><text:span text:style-name="T16">d'animation, même n'ayant aucun rapport – mise à part la présence de clés au bon moment – avec le geste </text:span>(c’est-à-dire être libre de la contrainte du mime)<text:span text:style-name="T16">, </text:span>cet axe de réflexion n’avait finalement plus grand sens. On a donc mis de côté cette partie, pour se concentrer sur la mise en correspondance de gestes<text:span text:style-name="T16">. Dans la proposition finale, un fichier de configuration spécifie quel descripteur de geste associer à quelles courbes. </text:span>Le descripteur de geste est systématiquement celui décrit au Chapitre \ref{chapter:overview}, c’est à dire <text:span text:style-name="T16">la dérivée de l'amplitude </text:span>moyenne <text:span text:style-name="T16">du flux optique.</text:span></text:p>
      <text:p text:style-name="P20"><text:line-break/>La recherche bibliographique a aussi fait émerger l'idée d'utiliser la CCA (Cross correlation Analysis) qui permet, entre autres, de fusionner des signaux pour obtenir un signal cible, <text:span text:style-name="T18">afin de fusionner plusieurs descripteurs du geste.</text:span> <text:span text:style-name="T18">Cependant, après quelques expériences </text:span><text:span text:style-name="T19">peu fructueuses</text:span><text:span text:style-name="T18">, cette idée a elle aussi été mise de côté.</text:span></text:p>
      <text:p text:style-name="P20"/>
      <text:p text:style-name="P25">\section{Dynamic Value Warping}</text:p>
      <text:p text:style-name="P25"/>
      <text:p text:style-name="P26">On s’intéresse ici au cas où le geste du superviseur exprime une modification en amplitude de l’animation, en plus ou à la place de la modification de timing. </text:p>
      <text:p text:style-name="P26"/>
      <text:p text:style-name="P26"><text:span text:style-name="T19">Forts de nos réussites avec le Dynamic Time Warping, il est venu l’idée de créer un module de « Dynamic Value Warping ». Au lieu d’ordonner les points de deux signaux en temps, puis de les comparer en valeur, on pourrait ordonner les points en valeurs, et les comparer en temps :</text:span></text:p>
      <text:p text:style-name="P26"/>
      <text:p text:style-name="P26"><text:span text:style-name="T19">[eq]</text:span></text:p>
      <text:p text:style-name="P26"/>
      <text:p text:style-name="P26"><text:span text:style-name="T19">Cette approche, très proche du DTW, crée des cartes 2D en fait très différentes. En effet, nos signaux comportent du bruit, qui vient fortement affecter cette carte en échangeant des colonnes ou des lignes, là où pour le DTW il biaisait simplement la valeur des pixels. </text:span></text:p>
      <text:p text:style-name="P26"/>
      <text:p text:style-name="P26"><text:span text:style-name="T19">Cette instabilité, prouvée par des tests simples sur des données de synthèses, a rendu impossible le déploiement de cette technique aux données réelles. </text:span></text:p>
      <text:p text:style-name="P26"/>
      <text:p text:style-name="P26"><text:span text:style-name="T19">Finalement, une autre méthode, bien plus simple, a été imaginée pour prendre en compte les modifications en amplitude : <text:s/>la création d’une fonction temporelle de mise à échelle des courbes, linéaire par morceaux. En ses sommets, elle prend pour valeur un rapport entre le signal d’arrivée et celui de départ :</text:span></text:p>
      <text:p text:style-name="P26"><text:span text:style-name="T19">[eq avec les intégrales locales]</text:span></text:p>
      <text:p text:style-name="P26"/>
      <text:p text:style-name="P26"><text:span text:style-name="T19">Le temps aura manqué pour fournir des exemples d’application de cette méthode.</text:span></text:p>
      <text:p text:style-name="P27">Chapitre 7 : Technical Choices</text:p>
      <text:p text:style-name="P28"/>
      <text:p text:style-name="P29">1. Collaboration avec un partenaire industriel</text:p>
      <text:p text:style-name="P29"/>
      <text:p text:style-name="P29">Comme évoqué plus tôt, ce stage s’inscrit dans un plus grand projet auquel participe notamment un partenaire industriel, Dada ! Animation. Il s’agit d’un petit studio d’animation parisien porté sur l’expérimentation, avec par exemples des projets en VR, ou liés à l’IA. J’ai eu l’occasion d’aller visiter leurs studios ainsi que de m’entretenir avec les équipes, et notamment l’animatrice ainsi que le technical director. Ces discussions ont été l’occasion de faire le lien entre leurs besoins à la source de notre projet, et nos intuitions scientifiques. Mon année de césure effectuée aux Gobelins en animation a été très utile pour faire le pont entre les concepts artistiques au cœur du métier d’animateur, remplis de jargon issus de l’anglais, et les concepts scientifiques auxquels ils se rattachent, que les animateurs ne maîtrisent pas toujours.</text:p>
      <text:p text:style-name="P29"/>
      <text:p text:style-name="P29">Par ailleurs, mes discussions avec le technical director ont mis en lumière certaines contraintes techniques, qu’il m’a fallu respecter lors du développement de mon projet afin qu’il soit applicable en situation de production. Une de ces contraintes est par exemple le fait que toutes les productions n’utilisent pas les mêmes logiciels: Blender, Autodesk Maya, Autodesk 3ds Max, etc. Il est globalement possible de scripter ces logiciels en Python, mais les données d’animation fournies par ces logiciels diffèrent sur la façon dont elles définissent courbes, clés et dérivées.Il est par ailleurs quasiment impossible de passer d’un de ces logiciels à un autre, car ils diffèrent aussi dans la façon dont ils définissent les rigs (programme qui régissent la réaction du squelette et de la peau d’un personnage ou d’un objet à l’animation de ses contrôleurs). Il fallait donc que mon projet redéfinisse clairement toutes ses entrées, afin qu’un portage soit possible sur n’importe lequel de ces logiciels. Cette redéfinition a pris la forme d’un « protocole » définissant scène 3D, contrôleur, courbe d’animation, ainsi que toutes les opérations effectuées sur ces objets, dont le développement a été discuté de façon itérative avec l’équipe technique de Dada.</text:p>
      <text:p text:style-name="P29"/>
      <text:p text:style-name="P29"/>
      <text:p text:style-name="P29">2. Implémentation et architecture</text:p>
      <text:p text:style-name="P29"/>
      <text:p text:style-name="P29">Ce projet a été intégralement développé en Python, pour des raisons de rapidité de prototypage et de compatibilité avec les logiciels d’animation 3D. L’existence d’une extension Visual Studio Code dédiée au scriptage de Blender, ainsi que la gratuité de ce dernier, ont poussé notre choix de logiciel 3D vers Blender pour la mise en place d’exemples. </text:p>
      <text:p text:style-name="P29"/>
      <text:p text:style-name="P29">Concernant la prise vidéo, nous nous sommes rapidement rendus compte que l’enregistrement de geste à impulsions – claquements de doigts, geste brusques – rendait obligatoire le fait de disposer d’un nombre d’images par seconde supérieur à 30, la valeur habituelle. Nous avons donc enregistré toutes nos vidéos en 60 fps ; pour des raisons de simplicité, les animations ont elles-aussi été réalisées en 60 fps (bien qu’en studio on anime généralement en 24 ou 30 fps). </text:p>
      <text:p text:style-name="P29"/>
      <text:p text:style-name="P29">Enfin, l’ampleur du projet, et la quantité des briques de calcul à créer afin d’obtenir une pipeline complète, ont rendu obligatoire l’imagination d’une architecture orientée objet que j’ai entièrement conçue et réalisée. Un schéma de cette architecture est disponible Figure \ref{]. La création de fichiers de test, de scripts d’exemple, et de documentation claire a aussi été l’objet d’une attention particulière.</text:p>
      <text:p text:style-name="P28"><text:line-break/>\section{Spatial and temporal bounds}<text:line-break/><text:line-break/>Un module de détection automatique des bornes temporelles d'une courbe (de geste ou d'animation) a été developpé. mettre en chapitre 7 ?<text:line-break/><text:soft-page-break/><text:line-break/>quid aussi des bornes spatiales de la vidéo ? c'est anecdotique mais ça a pris du temps.<text:line-break/><text:line-break/>\section{todo}<text:line-break/><text:line-break/>- parler du choix du système : blender, python, etc. <text:span text:style-name="T20">Oui, mets bien en avant tes contributions techniques: programmation (scripting), outils (Blender), architecture (développement de modules de code en pipeline), documentation. Par exemple : tu avais un schéma de ton architecture avec des boîtes qui géraient les entrées, généraient des sorties, etc.</text:span>}<text:line-break/><text:line-break/>- parler des caractéristiques techniques (notamment l'étude de l'impact 30 vs 60 fps)<text:line-break/><text:line-break/>- parler de Dada Animation et du dév de l'interface de courbes commune. <text:span text:style-name="T20">Tu pourras dire que tu as eu des difficultés liés à des outils différents Blender/Maya entre toi et Dada (voir remarques plus bas).</text:span><text:line-break/><text:line-break/>- parler des contraintes de production : archi de scène, rigs complexes, multiplicité de personnages / objets, contraintes temporelles (shot de X frames), etc<text:line-break/><text:line-break/><text:span text:style-name="T21">Collaboration avec un partenaire industriel : </text:span><text:span text:style-name="T20">Tu peux aussi dire que tu as participé à des réunions avec Dada ! Animation (visite du studio), échanger avec des animateurs et des technical director pour avoir des données en entrée, sous un certain format, que c'est complqiué en raison de contraintes différentes (eux : budget/temps/API/outils/intégration dans leur pipeline/robustesse, toi : tu veux des données et vite ! ^^). Il faut dialoguer différement car moins scientifique et plus artiste. Besoin de s'adapter à différentes contraintes. Mais que ton background d'animateur (césure) te donne un avantage pour dialoguer avec eux, etc... Tu as essayé de dialoguer le plus possible avec l'animateur pour savoir ce qui était important pour eux (le client), etc. Ca va peut-être plus dans une conclusion générale de ton stage ?</text:span><text:line-break/></text:p>
      <text:p text:style-name="P30">Chapitre : Conclusion</text:p>
      <text:p text:style-name="P29"/>
      <text:p text:style-name="P29">\section{Recapitulative}</text:p>
      <text:p text:style-name="P29"><text:line-break/>We described a method for retiming an existing animation using expressive gestures. Our method is based on a robust correspondence between two signals featuring impulses to perform piecewise-linear time scaling. Additionally, it addresses specific constraints in animation production, such as key-framing with smooth or split derivatives. Since our method targets retiming rather than full synthesis, it is highly adaptable to various types of 3D animations and user gestures, provided they include clear impulses.<text:line-break/><text:line-break/>The examples presented in this work, such as the bouncing sphere with squash-and-stretch, are simple but are also considered as the fundamental of animation principles from which more complex scenes are derived. <text:line-break/>We thus see this approach as a first step toward a more comprehensive and generic set of tools able to modify existing animations, which is intended to be explored and validated with real-world CG animations and animators' feedback. </text:p>
      <text:p text:style-name="P29"/>
      <text:p text:style-name="P29">\section{Limitations and possible improvements}</text:p>
      <text:p text:style-name="P29">First, we only considered a single signal from the gesture when looking at impulses. However, user gestures can also convey the notion of magnitude, direction, and frequency, which would be interesting to investigate. Secondly, in our examples, the attachment of the input signal to the degrees of freedom of the animation curves was simple and done manually. For complex characters with numerous degrees of freedom, an automatic attachment could be implemented by correlating the gesture signal(s), potentially through the computation of high-level features, to the candidate animation curves. Finally, additional expressive modality, such as the use of sound, would also be an interesting input to consider and could complement and/or dis-ambiguate the use of gestures to express the desired retiming.</text:p>
      <text:p text:style-name="P29"/>
      <text:p text:style-name="P29">\section{Personal experience}</text:p>
      <text:p text:style-name="P29"/>
      <text:p text:style-name="P29">Ce stage de fin d’étude constitue la pierre angulaire/ est une étape déterminante de mon parcours scolaire et professionnel, orienté arts et sciences depuis de nombreuses année. Il a été l’occasion de mettre à profit mes compétences en images, acquises durant cette année de Master, ainsi que ma connaissance du monde de la 3D et de l’animation, ébauchée lors de mon stage à la R&amp;D de BUF Compagnie (VFX) il y a deux ans puis étendue lors de ma césure aux Gobelins l’année dernière.</text:p>
      <text:p text:style-name="P29">A l’avenir, une fois mon cursus de Télécom Paris terminé et mon diplôme de l’Ecole Polytechnique ainsi obtenu, j’ai pour ambition d’effectuer une thèse en studio d’animation. Cela affirmerait mon désir de m’investir pour la recherche au service des industries créatives, qui recèlent de challenges à résoudre et de défis à relever.<text:line-break/><text:line-break/><text:span text:style-name="T20">Moi j'aurais ajouté une chapitre final sur ton expérience de stage. Pourquoi tu as choisi un stage de recherche, pourquoi césure aux Gobelins, quel est ton projet, ça s'inscrit dans un projet plus vaste, comment tu te projettes dans l'avenir (à 5 ans, et plus tard ?). Pour quoi un sujet lié à l'animation. Industrie / recherche ? Pourquoi les ICC : industries culturels et créatives ? Cinéma, jeux vidéos ? Difficultés du dilaogue avec des artistes (vocabulaire spécifique) ? Contraintes différentes recherche / industrie, etc. (difficultés de planning, données, etc.) ?<text:line-break/>Est-ce que cette expérience de recherche académique, après une expérience industrielle chez BUF, t'a plu... ou pas ! :p ... Thèse... ? etc.<text:line-break/>\\<text:line-break/>"Ouverture" : attirée par l'innovation, la créativité, la R\&amp;D, la recherche, les liens avec les arts et les sciences : plein de défis actuels et à venir à relever dans les </text:span><text:soft-page-break/><text:span text:style-name="T20">ICC\footnote{\url{https://www.culture.gouv.fr/Thematiques/Industries-culturelles-et-creatives}} (Industries culturelles et créatives) :<text:line-break/>}<text:line-break/>\url{https://www.culture.gouv.fr/Thematiques/Industries-culturelles-et-creatives}<text:line-break/>\PG{Par exemple, c'est de là que vient la création du futur Master de cinéma avec l'ENS Louis-Lumière : "France 2030, \textit{La grande fabrique de l'image}"\footnote{\url{https://www.cnc.fr/professionnels/aides-et-financements/multi-sectoriel/appel-a-projet-france-2030--la-grande-fabrique-de-limage--sur-les-studios-et-la-formation_1672282}}} :<text:line-break/>\url{https://www.cnc.fr/professionnels/aides-et-financements/multi-sectoriel/appel-a-projet-france-2030--la-grande-fabrique-de-limage--sur-les-studios-et-la-formation_1672282}</text:span></text:p>
      <text:p text:style-name="P30"><text:span text:style-name="T22">Remerciements</text:span></text:p>
      <text:p text:style-name="P31"><text:span text:style-name="T23"/></text:p>
      <text:p text:style-name="P31"><text:span text:style-name="T23"><text:s/>La réalisation de ce stage a été possible grâce aux concours de plusieurs personnes, à qui je voudrais témoigner toute ma gratitude.<text:line-break/>Tout d’abord, je tiens à exprimer mes sincères remerciements à Damien Rohmer, ainsi que Pascal Guehl, pour m’avoir encadrée tout au long de ce stage. Leurs explications et conseils m’ont permis de mener un véritable travail de recherche, du début à la fin.<text:line-break/>Ensuite, merci à toute l’équipe de Dada ! Animation, pour leur accueil et leur bienveillance, et tout particulièrement Quentin, Clémence et Jonathan.<text:line-break/>Je tiens aussi à remercier l’ensemble de l’équipe de recherche VISTA, pour leur accueil chaleureux et leur aide générale : Julia, Paul, Rodrigue, Pooran, Marie-Paul, Pierre, Rodrigo, Théo, mais aussi les membres de l’équipe GéomeriX, complices de pause café : Mathieu, Théo, Adrien, Xi, Julie et Robin.<text:line-break/>Enfin, un grand merci à Tara et Xavier, mes camarades de bureau, pour leur compagnie et éternelle bonne humeur.</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IDFont+F1" svg:font-family="CIDFont+F1"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7T15:15:42.238000000</meta:creation-date>
    <dc:date>2024-08-23T21:36:52.972000000</dc:date>
    <meta:editing-duration>P16DT6H21M</meta:editing-duration>
    <meta:editing-cycles>24</meta:editing-cycles>
    <meta:generator>LibreOffice/7.4.1.2$Windows_X86_64 LibreOffice_project/3c58a8f3a960df8bc8fd77b461821e42c061c5f0</meta:generator>
    <meta:document-statistic meta:table-count="0" meta:image-count="0" meta:object-count="0" meta:page-count="14" meta:paragraph-count="91" meta:word-count="5549" meta:character-count="37497" meta:non-whitespace-character-count="31971"/>
  </office:meta>
</office:document-meta>
</file>